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fo:font-size="14pt" style:text-underline-style="solid" style:text-underline-width="auto" style:text-underline-color="font-color" style:font-size-asian="14pt" style:font-size-complex="14pt"/>
    </style:style>
    <style:style style:name="P2" style:family="paragraph" style:parent-style-name="Standard">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_20__28_user_29_">
      <style:text-properties style:font-name="Verdana" fo:font-size="14pt" fo:font-weight="bold" style:font-size-asian="14pt" style:font-weight-asian="bold" style:font-size-complex="14pt" style:font-weight-complex="bold"/>
    </style:style>
    <style:style style:name="P4" style:family="paragraph" style:parent-style-name="Standard_20__28_user_29_">
      <style:text-properties style:font-name="Verdana" fo:font-size="14pt" style:font-size-asian="14pt" style:font-size-complex="14pt"/>
    </style:style>
    <style:style style:name="P5" style:family="paragraph" style:parent-style-name="Standard_20__28_user_29_">
      <style:text-properties style:font-name="Verdana" fo:font-size="14pt" style:text-underline-style="solid" style:text-underline-width="auto" style:text-underline-color="font-color" style:font-size-asian="14pt" style:font-size-complex="14pt"/>
    </style:style>
    <style:style style:name="P6" style:family="paragraph" style:parent-style-name="Standard_20__28_user_29_">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_20__28_user_29_">
      <style:paragraph-properties fo:margin-left="2.501cm" fo:margin-right="0cm" fo:text-indent="-2.501cm" style:auto-text-indent="false"/>
    </style:style>
    <style:style style:name="P8" style:family="paragraph" style:parent-style-name="Standard_20__28_user_29_">
      <style:paragraph-properties fo:margin-left="1.251cm" fo:margin-right="0cm" fo:text-indent="1.251cm" style:auto-text-indent="false"/>
      <style:text-properties style:font-name="Verdana" fo:font-size="14pt" style:font-size-asian="14pt" style:font-size-complex="14pt"/>
    </style:style>
    <style:style style:name="P9" style:family="paragraph" style:parent-style-name="Standard">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_20__28_user_29_" style:master-page-name="Standard">
      <style:paragraph-properties style:page-number="auto"/>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_20__28_user_29_">
      <style:text-properties style:font-name="Verdana" fo:font-size="14pt" style:font-size-asian="14pt" style:font-size-complex="14pt"/>
    </style:style>
    <style:style style:name="P12" style:family="paragraph" style:parent-style-name="Standard_20__28_user_29_">
      <style:text-properties style:font-name="Verdana" fo:font-size="14pt" style:text-underline-style="solid" style:text-underline-width="auto" style:text-underline-color="font-color" style:font-size-asian="14pt" style:font-size-complex="14pt"/>
    </style:style>
    <style:style style:name="P13" style:family="paragraph" style:parent-style-name="Standard_20__28_user_29_">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_20__28_user_29_">
      <style:paragraph-properties fo:break-before="page"/>
      <style:text-properties style:font-name="Verdana" fo:font-size="14pt" style:text-underline-style="solid" style:text-underline-width="auto" style:text-underline-color="font-color" style:font-size-asian="14pt" style:font-size-complex="14pt"/>
    </style:style>
    <style:style style:name="P15" style:family="paragraph" style:parent-style-name="Standard_20__28_user_29_">
      <style:paragraph-properties fo:break-before="pag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_20__28_user_29_">
      <style:paragraph-properties fo:margin-left="1.251cm" fo:margin-right="0cm" fo:text-indent="1.251cm" style:auto-text-indent="false"/>
      <style:text-properties style:font-name="Verdana" fo:font-size="14pt" style:font-size-asian="14pt" style:font-size-complex="14pt"/>
    </style:style>
    <style:style style:name="T1" style:family="text">
      <style:text-properties style:font-name="Verdana" fo:font-size="14pt" style:font-size-asian="14pt" style:font-size-complex="14pt"/>
    </style:style>
    <style:style style:name="T2" style:family="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Verdana" fo:font-size="14pt" fo:font-style="italic" style:font-size-asian="14pt" style:font-style-asian="italic" style:font-size-complex="14pt" style:font-style-complex="italic"/>
    </style:style>
    <style:style style:name="T4" style:family="text">
      <style:text-properties officeooo:rsid="001f5e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okenisation</text:p>
      <text:p text:style-name="P3"/>
      <text:p text:style-name="P4">The following tokens are stored in low/high order. Each is 16 bits wide except for that representing an ASCII string.</text:p>
      <text:p text:style-name="P4"/>
      <text:p text:style-name="P5">End Token : 0000 0000 0000 0000 $0000</text:p>
      <text:p text:style-name="P4"/>
      <text:p text:style-name="P4">This token is used to mark the end of a sequence of tokens (e.g. a line of tokenised code)</text:p>
      <text:p text:style-name="P4"/>
      <text:p text:style-name="P5">ASCII String : 0000 0000 LLLL LLLL $0000-$00FF</text:p>
      <text:p text:style-name="P5"/>
      <text:p text:style-name="P4">This represents a single ASCII string. The <text:s/>token identifies it as a string and gives the overall length in bytes of the string. This is not the same as the length of the string. It also includes the header word (2 bytes/1 word) and a leading length byte. The latter is mandatory. The string is stored in such a way that the address of the following token is itself the string prefixed with the length. If there is an even length string (i.e. with the terminating NULL there is an even number of bytes) this should be padded out so the overall token size is even.</text:p>
      <text:p text:style-name="P4"/>
      <text:p text:style-name="P5">Constant Shift : 0001 CCCC CCCC CCCC $1000-$1FFF</text:p>
      <text:p text:style-name="P5"/>
      <text:p text:style-name="P4">This allows the extension of constants from 15 bits to 27 bits, e.g. enough to encompass the address range of a 65816 CPU. When there is a constant shift, it is shifted left 15 times and added to the 15 bit standard constant. This clears the constant shift.</text:p>
      <text:p text:style-name="P4"/>
      <text:p text:style-name="P1"/>
      <text:p text:style-name="P14">Keywords : 001T TTTK KKKK KKKK $2000-$3FFF</text:p>
      <text:p text:style-name="P5"/>
      <text:p text:style-name="P4">These represent tokenised keywords. The numbers are not continuous though the K KKKK KKKK value is – this is the actual keyword token. TTTT identifies it’s type as follows.</text:p>
      <text:p text:style-name="P4"/>
      <text:p text:style-name="P4">0000-0111<text:tab/><text:tab/>Binary Operators. 0000 is the lowest level</text:p>
      <text:p text:style-name="P4"><text:tab/><text:tab/><text:tab/><text:tab/>(e.g. AND OR NOT)</text:p>
      <text:p text:style-name="P4">1000-1100 <text:tab/><text:tab/>Unused at present</text:p>
      <text:p text:style-name="P4">1101 <text:tab/><text:tab/><text:tab/>Unary function.<text:bookmark text:name="_GoBack"/></text:p>
      <text:p text:style-name="P4">1110 <text:tab/><text:tab/><text:tab/>Syntactic only keywords – things that aren’t a</text:p>
      <text:p text:style-name="P4"><text:tab/><text:tab/><text:tab/><text:tab/>command, such as , ; and TO</text:p>
      <text:p text:style-name="P4">1111<text:tab/><text:tab/><text:tab/>An executable keyword command LET LIST etc</text:p>
      <text:p text:style-name="P4"/>
      <text:p text:style-name="P5">Identifier : 01ET ACCC CCCC CCCC $4000-$7FFF</text:p>
      <text:p text:style-name="P5"/>
      <text:p text:style-name="P4">The identifier token has 2 ASCII values packed into a 16 bit word. </text:p>
      <text:p text:style-name="P4"/>
      <text:p text:style-name="P4">E is a continuation bit, if zero it marks the last token in the identifier</text:p>
      <text:p text:style-name="P4">T is a type bit, if 0 it is an integer, if 1 it is a string</text:p>
      <text:p text:style-name="P4">A indicates the presence of an array.</text:p>
      <text:p text:style-name="P4"/>
      <text:p text:style-name="P4">The constant CCC CCCC CCCC is built from two characters, c1 and c2, the value being c1 + 45 * c2. The values c1 and c2 are as follows : 1-26 are A-Z 27-36 are 0-9 and 0 is used for padding.</text:p>
      <text:p text:style-name="P4"/>
      <text:p text:style-name="P4">Tokens are sequenced together to form longer identifiers, the last one (which may also be the first one) has E = 0. A and T are the same values for every token entry.</text:p>
      <text:p text:style-name="P5"/>
      <text:p text:style-name="P5">Constant : 1CCC CCCC CCCC CCCC $8000-$FFFF</text:p>
      <text:p text:style-name="P5"/>
      <text:p text:style-name="P4">Normally represents the constant 0-32767. The constant shift can extend this to 2^27-1. This shift is always zeroed after being applied.</text:p>
      <text:p text:style-name="P4"/>
      <text:p text:style-name="P2"/>
      <text:p text:style-name="P15">Program Storage</text:p>
      <text:p text:style-name="P4"/>
      <text:p text:style-name="Standard_20__28_user_29_"><text:span text:style-name="T1">Programs are a collection of records in line number order. The header is 2 words ; firstly an </text:span><text:span text:style-name="T2">offset</text:span><text:span text:style-name="T1"> to the next line. If this is zero this indicates the program end. Following that is the tokenised line number, from 0-32767 – this has bit 15 set as per the tokenised constant. Following that is a sequence of tokens ending in the token $0000.</text:span></text:p>
      <text:p text:style-name="P4"/>
      <text:p text:style-name="P6">Variable Storage</text:p>
      <text:p text:style-name="P6"/>
      <text:p text:style-name="P4">Variable storage immediately follows the end of program storage.</text:p>
      <text:p text:style-name="P4"/>
      <text:p text:style-name="P4">Each record occupies 6 information bytes and 4 bytes for each item of data.</text:p>
      <text:p text:style-name="P4"/>
      <text:p text:style-name="Standard_20__28_user_29_"><text:span text:style-name="T1">+0..1<text:tab/>The </text:span><text:span text:style-name="T3">address</text:span><text:span text:style-name="T1"> of the next variable in the list</text:span></text:p>
      <text:p text:style-name="P7"><text:span text:style-name="T1">+2..3 <text:tab/>The </text:span><text:span text:style-name="T3">address </text:span><text:span text:style-name="T1">of the identifier as a sequence of tokens (stored in program code normally).</text:span></text:p>
      <text:p text:style-name="P4">+4..5 <text:tab/>The largest index of the array, or 0000 for a non-array.</text:p>
      <text:p text:style-name="P4">+6..<text:tab/><text:tab/>Data. This is either an array of integers or an array </text:p>
      <text:p text:style-name="P8">of string addresses. For non arrays there is 1 value,</text:p>
      <text:p text:style-name="P8">for arrays there is (1+largest) values.</text:p>
      <text:p text:style-name="P8"/>
      <text:p text:style-name="P4">All addresses are absolute addresses, so if the BASIC workspace area is 3000-C000, then those addresses are independent of that. Variable memory is cleared when </text:p>
      <text:p text:style-name="P4"/>
      <text:p text:style-name="P4">For ease of readability there is a gap of 2 words containing the values $EEEEEEEE between the program code and the start of variable / data space.</text:p>
      <text:p text:style-name="P4"/>
      <text:p text:style-name="P4">Variables are stored in linked lists, ending with a next variable address (the link) of $0000. There are 4 arrays of up to 16 hash entries for each of the four types, the hash entry is obtained <text:span text:style-name="T4">from the lower bits o</text:span>f the first token.</text:p>
      <text:p text:style-name="P4"/>
      <text:p text:style-name="P4">Fast Variables A-Z are stored at the start of memory and always exist.</text:p>
      <text:p text:style-name="P4"/>
      <text:p text:style-name="P2"><text:soft-page-break/>Memory Usage</text:p>
      <text:p text:style-name="P6"/>
      <text:p text:style-name="P4">All are offset from the base address.</text:p>
      <text:p text:style-name="P4"/>
      <text:p text:style-name="P4">+0000<text:tab/><text:tab/><text:tab/><text:tab/>Module identifier “BASC” (in that order)</text:p>
      <text:p text:style-name="P4">+0004<text:tab/><text:tab/><text:tab/><text:tab/>Fast Variables A-Z</text:p>
      <text:p text:style-name="P4">+0070 <text:tab/><text:tab/><text:tab/><text:tab/>Next free byte after program store (reset on</text:p>
      <text:p text:style-name="P4"><text:tab/><text:tab/><text:tab/><text:tab/><text:tab/>CLEAR, any program editing, NEW etc.)</text:p>
      <text:p text:style-name="P4">+0072<text:tab/><text:tab/><text:tab/><text:tab/>Byte after last used byte ; top of memory.</text:p>
      <text:p text:style-name="P4">+0080-009F <text:tab/><text:tab/><text:tab/>Up to 16 linked list pointers (Integer)</text:p>
      <text:p text:style-name="P4">+00A0-00BF <text:tab/><text:tab/><text:tab/>Up to 16 linked list pointers (String)</text:p>
      <text:p text:style-name="P4">+00C0-00DF <text:tab/><text:tab/><text:tab/>Up to 16 linked list pointers (Integer Array)</text:p>
      <text:p text:style-name="P4">+00E0-00FF <text:tab/><text:tab/><text:tab/>Up to 16 linked list pointers (String Array)</text:p>
      <text:p text:style-name="P4">+0100 <text:tab/><text:tab/><text:tab/><text:tab/>First program record (offset to next)</text:p>
      <text:p text:style-name="P4"/>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28</meta:editing-cycles>
    <meta:creation-date>2019-06-02T15:11:00</meta:creation-date>
    <dc:date>2019-06-04T14:02:55.214143787</dc:date>
    <meta:editing-duration>PT48M11S</meta:editing-duration>
    <meta:generator>LibreOffice/6.2.4.2.0$Linux_X86_64 LibreOffice_project/20$Build-2</meta:generator>
    <meta:document-statistic meta:table-count="0" meta:image-count="0" meta:object-count="0" meta:page-count="4" meta:paragraph-count="53" meta:word-count="809" meta:character-count="4482" meta:non-whitespace-character-count="36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